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2773a" officeooo:paragraph-rsid="001277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hhhhhhhhhh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19:26:25.572011080</meta:creation-date>
    <dc:date>2016-05-04T19:26:58.114415915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12" meta:non-whitespace-character-count="12"/>
    <meta:generator>LibreOffice/4.2.7.2$Linux_X86_64 LibreOffice_project/420m0$Build-2</meta:generator>
  </office:meta>
</office:document-meta>
</file>